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CT REDHOUSE</text:p>
      <text:p text:style-name="P1"/>
      <text:p text:style-name="P1">ARTIFICIAL INTELLIGENCE</text:p>
      <text:p text:style-name="P1">DESIGN SHEET</text:p>
      <text:p text:style-name="P1"/>
      <text:p text:style-name="P1">WRITTEN BY</text:p>
      <text:p text:style-name="P1">Cole Tatham</text:p>
      <text:p text:style-name="P1"/>
      <text:p text:style-name="P1">REVISION 0.0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4"><text:tab/></text:span>Overview:</text:p>
      <text:p text:style-name="P2"/>
      <text:p text:style-name="P2"><text:tab/><text:tab/>The Artificial Intelligence needs to be a major key point of interest for both <text:tab/><text:tab/><text:tab/>development and design. It need to be both familiar yet new with some of gamings <text:tab/><text:tab/>biggest titles.</text:p>
      <text:p text:style-name="P2"/>
      <text:p text:style-name="P3"><text:tab/><text:tab/><text:span text:style-name="T6">Needs Overview:</text:span></text:p>
      <text:p text:style-name="P2"/>
      <text:p text:style-name="P2"><text:tab/><text:tab/>Each target / human will have his / her basic needs. Hunger, Bladder, Hygiene, etc.</text:p>
      <text:p text:style-name="P2"><text:tab/><text:tab/>Below we will go over the basic Human Needs system we plan to have.</text:p>
      <text:p text:style-name="P2"/>
      <text:p text:style-name="P2"><text:tab/><text:tab/><text:span text:style-name="T7">FOR EXAMPLE:</text:span></text:p>
      <text:p text:style-name="P2"/>
      <text:p text:style-name="P2"><text:tab/><text:tab/><text:span text:style-name="T5">IF</text:span> the person is more of a Coward – they will have less chance of fighting back and <text:tab/><text:tab/>more of a chance of running away and screaming for help.</text:p>
      <text:p text:style-name="P2"><text:tab/><text:tab/></text:p>
      <text:p text:style-name="P2"><text:tab/><text:tab/><text:span text:style-name="T5">IF</text:span> the person notices you have a weapon and depending on their stats / needs, they <text:tab/><text:tab/>will either fight or run from you.</text:p>
      <text:p text:style-name="P2"/>
      <text:p text:style-name="P2"><text:tab/><text:tab/>ETC.</text:p>
      <text:p text:style-name="P2"/>
      <text:p text:style-name="P2"><text:tab/><text:tab/><text:span text:style-name="T7">Basic Needs:</text:span></text:p>
      <text:p text:style-name="P2"><text:span text:style-name="T1"/></text:p>
      <text:p text:style-name="P2"><text:span text:style-name="T1"><text:tab/><text:tab/></text:span><text:span text:style-name="T5">Hunger</text:span><text:span text:style-name="T1"> – They start with a randomly generated number between roughly </text:span><text:span text:style-name="T8">70-100</text:span><text:span text:style-name="T1">. If <text:tab/><text:tab/>their number drops below 50, they head for the fridge / somewhere with food. That is <text:tab/><text:tab/>if they're undisturbed by you or creeped out in any way. This offers a new chance to <text:tab/><text:tab/>EXECUTE them using the fridge / source of food!</text:span></text:p>
      <text:p text:style-name="P2"><text:span text:style-name="T1"/></text:p>
      <text:p text:style-name="P2"><text:span text:style-name="T1"><text:tab/><text:tab/></text:span><text:span text:style-name="T5">Bladder</text:span><text:span text:style-name="T1"> – They start with a randomly generated number between roughly </text:span><text:span text:style-name="T8">60-100</text:span><text:span text:style-name="T2">. If <text:tab/><text:tab/>their number drops below 60 they will rush for the toilet. That is if they're <text:tab/><text:tab/><text:tab/>undisturbed by you or creeped out. If their number is below </text:span><text:span text:style-name="T8">40</text:span><text:span text:style-name="T2"> and they're <text:tab/><text:tab/><text:tab/></text:span><text:span text:style-name="T8">EXTREMELY</text:span><text:span text:style-name="T2"> creeped out or you have made your presence known to them and are <text:tab/><text:tab/>chasing them, they have a </text:span><text:span text:style-name="T8">50/50</text:span><text:span text:style-name="T2"> chance of pissing. Literally.</text:span></text:p>
      <text:p text:style-name="P2"><text:span text:style-name="T1"/></text:p>
      <text:p text:style-name="P2"><text:span text:style-name="T1"><text:tab/><text:tab/></text:span><text:span text:style-name="T5">Hygiene</text:span><text:span text:style-name="T1"> –They start with a randomly generated number between roughly 5</text:span><text:span text:style-name="T8">0-100</text:span><text:span text:style-name="T1">. If <text:tab/><text:tab/>their number drops between 50-60, they head for a shower or bath. That is if they're <text:tab/><text:tab/>undisturbed by you or creeped out in any way. This offers a new chance to <text:tab/><text:tab/><text:tab/>EXECUTE them in the shower / bath!</text:span></text:p>
      <text:p text:style-name="P2"><text:span text:style-name="T1"/></text:p>
      <text:p text:style-name="P2"><text:span text:style-name="T1"><text:tab/><text:tab/></text:span><text:span text:style-name="T5">Sleep</text:span><text:span text:style-name="T1"> – They start with a randomly generated number between roughly </text:span><text:span text:style-name="T8">20-100</text:span><text:span text:style-name="T2">. If <text:tab/><text:tab/>their number drops below </text:span><text:span text:style-name="T8">20</text:span><text:span text:style-name="T2"> but stays above </text:span><text:span text:style-name="T8">10</text:span><text:span text:style-name="T2">, they will head for bed or <text:tab/><text:tab/><text:tab/>somewhere to sleep. That is if they're undisturbed by you or creeped out in any way. <text:tab/><text:tab/>If their number drops below </text:span><text:span text:style-name="T8">10</text:span><text:span text:style-name="T2"> however, they will pass out where they stand. This <text:tab/><text:tab/>offers a new chance to EXECUTE them while they sleep!</text:span></text:p>
      <text:p text:style-name="P2"><text:span text:style-name="T5"/></text:p>
      <text:p text:style-name="P2"><text:span text:style-name="T5"><text:tab/><text:tab/>Entertainment</text:span><text:span text:style-name="T1"> – They start with a randomly generated number between roughly <text:tab/><text:tab/></text:span><text:span text:style-name="T8">50-100</text:span><text:span text:style-name="T2">. If their number drops below </text:span><text:span text:style-name="T8">50</text:span><text:span text:style-name="T2">, they will try to find some way to have fun. <text:tab/><text:tab/>We go more in depth about these ways further below. But for now, let's just say they <text:tab/><text:tab/>go to watch T.V. That is if they're undisturbed by you or creeped out in any way. This <text:tab/><text:tab/>opens up doors for PLENTY of EXECUTIONS to perform on your victim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le Tatham</meta:initial-creator>
    <meta:creation-date>2018-04-15T18:38:57.74</meta:creation-date>
    <dc:date>2018-04-15T19:03:27.20</dc:date>
    <dc:creator>Cole Tatham</dc:creator>
    <meta:editing-duration>PT22M6S</meta:editing-duration>
    <meta:editing-cycles>11</meta:editing-cycles>
    <meta:generator>OpenOffice/4.1.1$Win32 OpenOffice.org_project/411m6$Build-9775</meta:generator>
    <meta:document-statistic meta:table-count="0" meta:image-count="0" meta:object-count="0" meta:page-count="2" meta:paragraph-count="22" meta:word-count="447" meta:character-count="2512"/>
  </office:meta>
</office:document-meta>
</file>